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elocity of Growth</text:p>
          </table:table-cell>
          <table:table-cell table:style-name="Default" office:value-type="string" calcext:value-type="string">
            <text:p>Normalized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.96101330929779" calcext:value-type="float">
            <text:p>2,96</text:p>
          </table:table-cell>
          <table:table-cell office:value-type="float" office:value="-0.97052845388124" calcext:value-type="float">
            <text:p>-0,9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.95769214423042" calcext:value-type="float">
            <text:p>2,96</text:p>
          </table:table-cell>
          <table:table-cell office:value-type="float" office:value="-0.974946686363741" calcext:value-type="float">
            <text:p>-0,9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.94954250360872" calcext:value-type="float">
            <text:p>2,95</text:p>
          </table:table-cell>
          <table:table-cell office:value-type="float" office:value="-0.985788365769918" calcext:value-type="float">
            <text:p>-0,99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.89286981838122" calcext:value-type="float">
            <text:p>2,89</text:p>
          </table:table-cell>
          <table:table-cell office:value-type="float" office:value="-1.06118151656581" calcext:value-type="float">
            <text:p>-1,06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.8543559757191" calcext:value-type="float">
            <text:p>2,85</text:p>
          </table:table-cell>
          <table:table-cell office:value-type="float" office:value="-1.11241748563801" calcext:value-type="float">
            <text:p>-1,1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.82924066339061" calcext:value-type="float">
            <text:p>2,83</text:p>
          </table:table-cell>
          <table:table-cell office:value-type="float" office:value="-1.14582904046493" calcext:value-type="float">
            <text:p>-1,15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.82336686974189" calcext:value-type="float">
            <text:p>2,82</text:p>
          </table:table-cell>
          <table:table-cell office:value-type="float" office:value="-1.15364310130437" calcext:value-type="float">
            <text:p>-1,1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.78921077965651" calcext:value-type="float">
            <text:p>2,79</text:p>
          </table:table-cell>
          <table:table-cell office:value-type="float" office:value="-1.19908183850321" calcext:value-type="float">
            <text:p>-1,2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.74180411138212" calcext:value-type="float">
            <text:p>2,74</text:p>
          </table:table-cell>
          <table:table-cell office:value-type="float" office:value="-1.26214816535175" calcext:value-type="float">
            <text:p>-1,2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.7062158210823" calcext:value-type="float">
            <text:p>2,71</text:p>
          </table:table-cell>
          <table:table-cell office:value-type="float" office:value="-1.30949219583789" calcext:value-type="float">
            <text:p>-1,3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.69813828342244" calcext:value-type="float">
            <text:p>2,70</text:p>
          </table:table-cell>
          <table:table-cell office:value-type="float" office:value="-1.32023795479399" calcext:value-type="float">
            <text:p>-1,32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.66923810030744" calcext:value-type="float">
            <text:p>2,67</text:p>
          </table:table-cell>
          <table:table-cell office:value-type="float" office:value="-1.35868462191187" calcext:value-type="float">
            <text:p>-1,3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.65084945395757" calcext:value-type="float">
            <text:p>2,65</text:p>
          </table:table-cell>
          <table:table-cell office:value-type="float" office:value="-1.3831475176018" calcext:value-type="float">
            <text:p>-1,38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.61276116637511" calcext:value-type="float">
            <text:p>2,61</text:p>
          </table:table-cell>
          <table:table-cell office:value-type="float" office:value="-1.43381735965594" calcext:value-type="float">
            <text:p>-1,4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.52494798994744" calcext:value-type="float">
            <text:p>2,52</text:p>
          </table:table-cell>
          <table:table-cell office:value-type="float" office:value="-1.55063751782739" calcext:value-type="float">
            <text:p>-1,55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2.32246113896467" calcext:value-type="float">
            <text:p>2,32</text:p>
          </table:table-cell>
          <table:table-cell office:value-type="float" office:value="-1.82001105516813" calcext:value-type="float">
            <text:p>-1,82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.29515091295643" calcext:value-type="float">
            <text:p>2,30</text:p>
          </table:table-cell>
          <table:table-cell office:value-type="float" office:value="-1.85634256089163" calcext:value-type="float">
            <text:p>-1,8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.28085336288774" calcext:value-type="float">
            <text:p>2,28</text:p>
          </table:table-cell>
          <table:table-cell office:value-type="float" office:value="-1.87536296453076" calcext:value-type="float">
            <text:p>-1,8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.21433257453032" calcext:value-type="float">
            <text:p>2,21</text:p>
          </table:table-cell>
          <table:table-cell office:value-type="float" office:value="-1.96385730369187" calcext:value-type="float">
            <text:p>-1,96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.06728129248031" calcext:value-type="float">
            <text:p>2,07</text:p>
          </table:table-cell>
          <table:table-cell office:value-type="float" office:value="-2.15948345829917" calcext:value-type="float">
            <text:p>-2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8:25:06.561474692</dc:date>
    <meta:document-statistic meta:table-count="1" meta:cell-count="62" meta:object-count="0"/>
    <meta:generator>LibreOffice/4.2.8.2$Linux_X86_64 LibreOffice_project/420m0$Build-2</meta:generator>
  </office:meta>
</office:document-meta>
</file>